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9b8" officeooo:paragraph-rsid="000771fa"/>
    </style:style>
    <style:style style:name="P2" style:family="paragraph" style:parent-style-name="Standard">
      <style:text-properties officeooo:rsid="001b39b8" officeooo:paragraph-rsid="0008fd60"/>
    </style:style>
    <style:style style:name="P3" style:family="paragraph" style:parent-style-name="Standard">
      <style:text-properties officeooo:rsid="001d300b" officeooo:paragraph-rsid="000771fa"/>
    </style:style>
    <style:style style:name="P4" style:family="paragraph" style:parent-style-name="Standard">
      <style:text-properties officeooo:rsid="001e7f40" officeooo:paragraph-rsid="000771fa"/>
    </style:style>
    <style:style style:name="P5" style:family="paragraph" style:parent-style-name="Standard">
      <style:text-properties officeooo:rsid="00245d9d" officeooo:paragraph-rsid="0008fd60"/>
    </style:style>
    <style:style style:name="P6" style:family="paragraph" style:parent-style-name="Standard">
      <style:text-properties officeooo:rsid="0021e0bc" officeooo:paragraph-rsid="0008fd60"/>
    </style:style>
    <style:style style:name="P7" style:family="paragraph" style:parent-style-name="Standard">
      <style:text-properties officeooo:rsid="002211cc" officeooo:paragraph-rsid="0008fd60"/>
    </style:style>
    <style:style style:name="P8" style:family="paragraph" style:parent-style-name="Standard">
      <style:text-properties officeooo:rsid="00237052" officeooo:paragraph-rsid="0008fd60"/>
    </style:style>
    <style:style style:name="P9" style:family="paragraph" style:parent-style-name="Standard">
      <style:paragraph-properties fo:break-before="page"/>
      <style:text-properties officeooo:rsid="0021e0bc" officeooo:paragraph-rsid="0008fd60"/>
    </style:style>
    <style:style style:name="T1" style:family="text">
      <style:text-properties officeooo:rsid="00200212"/>
    </style:style>
    <style:style style:name="T2" style:family="text">
      <style:text-properties officeooo:rsid="001b39b8"/>
    </style:style>
    <style:style style:name="T3" style:family="text">
      <style:text-properties officeooo:rsid="001e7f40"/>
    </style:style>
    <style:style style:name="T4" style:family="text">
      <style:text-properties officeooo:rsid="0021e0bc"/>
    </style:style>
    <style:style style:name="T5" style:family="text">
      <style:text-properties officeooo:rsid="002211cc"/>
    </style:style>
    <style:style style:name="T6" style:family="text">
      <style:text-properties officeooo:rsid="002370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sults:</text:p>
      <text:p text:style-name="P2"><text:tab/><text:span text:style-name="T4">The various parameters of the scanner is studied in order to get the exact Runtime Environment and Simulated results. Some of them are listed below:</text:span></text:p>
      <text:p text:style-name="P6">1. Steps taken by the Stepper Motor to complete one rotation:</text:p>
      <text:p text:style-name="P6"><text:tab/><text:span text:style-name="T5">48</text:span></text:p>
      <text:p text:style-name="P7">2. Speed of motor (in rpm):</text:p>
      <text:p text:style-name="P7"><text:tab/>5</text:p>
      <text:p text:style-name="P6"><text:span text:style-name="T5">3</text:span>. Time taken by the interface to pop up after initialization of the code:</text:p>
      <text:p text:style-name="P6"><text:span text:style-name="T5">4</text:span>. Effective time taken by the Scanner to scan the object in cosideration:</text:p>
      <text:p text:style-name="P6"><text:span text:style-name="T5">5</text:span>. Average number of points generated for a fully populated region spanning over the entire <text:s text:c="3"/>revolution:</text:p>
      <text:p text:style-name="P6"><text:span text:style-name="T5">6</text:span>. Average size of each image captured (.png) file:</text:p>
      <text:p text:style-name="P6"><text:tab/><text:span text:style-name="T5">Few hundred Kbs</text:span></text:p>
      <text:p text:style-name="P6"><text:tab/><text:span text:style-name="T5">Typically 250-300 Kbs </text:span></text:p>
      <text:p text:style-name="P6"><text:span text:style-name="T5">7</text:span>. Average size of the .ply file generated:</text:p>
      <text:p text:style-name="P6"><text:tab/><text:span text:style-name="T5">Few Mbs</text:span></text:p>
      <text:p text:style-name="P6"><text:tab/><text:span text:style-name="T5">Typically 300Mb</text:span></text:p>
      <text:p text:style-name="P6"><text:span text:style-name="T5">8</text:span>. Average time taken to generate the Scatter Plot on a Matplotlib Window:</text:p>
      <text:p text:style-name="P6"><text:tab/></text:p>
      <text:p text:style-name="P6"><text:span text:style-name="T5">9</text:span>. RAM utilization in the complete process:</text:p>
      <text:p text:style-name="P2"/>
      <text:p text:style-name="P2"/>
      <text:p text:style-name="P7">Qualitative Analysis:(On a scale of......)</text:p>
      <text:p text:style-name="P7"/>
      <text:p text:style-name="P7">1. Responsiveness of the Initial Window:</text:p>
      <text:p text:style-name="P7">2. Responsiveness of the RGB values selection panel:</text:p>
      <text:p text:style-name="P7">3. Responsiveness of the .ply file generated:</text:p>
      <text:p text:style-name="P7">4. Responsiveness of the Matplotlib window showing the Scatter Plot:</text:p>
      <text:p text:style-name="P7">5. Responsive of the Pygame Window which is used for capturing the image through the Webcam:</text:p>
      <text:p text:style-name="P7"/>
      <text:p text:style-name="P7">Time <text:span text:style-name="T6">lag in the interfaces:</text:span></text:p>
      <text:p text:style-name="P8">1. Code initialization to First interface:</text:p>
      <text:p text:style-name="P7"><text:span text:style-name="T6">2. “Start Capturing” to actual capturing of frames:</text:span></text:p>
      <text:p text:style-name="P5">3. “Stop Capturing” to abortion of the process:</text:p>
      <text:p text:style-name="P5">4. “Quit” to termination of process:</text:p>
      <text:p text:style-name="P5">5. “Show 3D” to display of Scatter plot in Matplotlib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09:52:58.958756675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30" meta:word-count="230" meta:character-count="1375" meta:non-whitespace-character-count="1162"/>
  </office:meta>
</office:document-meta>
</file>